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0.0394in">
            <draw:object draw:notify-on-update-of-ranges="Sheet1.A1:Sheet1.A1 Sheet1.A2:Sheet1.A13 Sheet1.B1:Sheet1.B1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Ile sprzedanych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22:21:01.993170271</meta:creation-date>
    <dc:date>2023-04-20T22:23:15.178581454</dc:date>
    <meta:editing-duration>PT2M13S</meta:editing-duration>
    <meta:editing-cycles>1</meta:editing-cycles>
    <meta:document-statistic meta:table-count="1" meta:cell-count="2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97cm" svg:y="0.316cm" chart:style-name="ch2">
          <text:p>Zad 5 b)</text:p>
        </chart:title>
        <chart:legend chart:legend-position="end" svg:x="12.811cm" svg:y="4.201cm" style:legend-expansion="high" chart:style-name="ch3"/>
        <chart:plot-area chart:style-name="ch4" table:cell-range-address="Sheet1.A1:Sheet1.B13" chart:data-source-has-labels="both" svg:x="1.331cm" svg:y="1.275cm" svg:width="11.16cm" svg:height="6.564cm">
          <chart:coordinate-region svg:x="2.138cm" svg:y="1.474cm" svg:width="10.353cm" svg:height="4.599cm"/>
          <chart:axis chart:dimension="x" chart:name="primary-x" chart:style-name="ch5" chartooo:axis-type="auto">
            <chartooo:date-scale/>
            <chart:title svg:x="6.298cm" svg:y="8.019cm" chart:style-name="ch6">
              <text:p>Miesiąc</text:p>
            </chart:title>
            <chart:categories table:cell-range-address="Sheet1.A2:Sheet1.A13"/>
          </chart:axis>
          <chart:axis chart:dimension="y" chart:name="primary-y" chart:style-name="ch7">
            <chart:title svg:x="0.451cm" svg:y="5.606cm" chart:style-name="ch8">
              <text:p>Ilość rowerów</text:p>
            </chart:title>
            <chart:grid chart:style-name="ch9" chart:class="major"/>
          </chart:axis>
          <chart:series chart:style-name="ch10" chart:values-cell-range-address="Sheet1.B2:Sheet1.B13" chart:label-cell-address="Sheet1.B1:Sheet1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e sprzedanyc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A2:Sheet1.A13</svg:desc>
                </draw:g>
              </table:table-cell>
              <table:table-cell office:value-type="float" office:value="45">
                <text:p>45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